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22.174cm" svg:x="1.905cm" svg:y="2.883cm">
          <draw:image xlink:href="../sheets/1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7.78cm" svg:height="22.174cm" svg:x="1.905cm" svg:y="2.883cm">
          <draw:image xlink:href="../sheets/2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7.78cm" svg:height="22.174cm" svg:x="1.905cm" svg:y="2.883cm">
          <draw:image xlink:href="../sheets/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7.78cm" svg:height="22.174cm" svg:x="1.905cm" svg:y="2.883cm">
          <draw:image xlink:href="../sheets/4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7.78cm" svg:height="22.174cm" svg:x="1.905cm" svg:y="2.883cm">
          <draw:image xlink:href="../sheets/5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7.78cm" svg:height="22.174cm" svg:x="1.905cm" svg:y="2.883cm">
          <draw:image xlink:href="../sheets/6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7.78cm" svg:height="22.174cm" svg:x="1.905cm" svg:y="2.883cm">
          <draw:image xlink:href="../sheets/7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7.78cm" svg:height="22.174cm" svg:x="1.905cm" svg:y="2.883cm">
          <draw:image xlink:href="../sheets/8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7.78cm" svg:height="22.174cm" svg:x="1.905cm" svg:y="2.883cm">
          <draw:image xlink:href="../sheets/9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7.78cm" svg:height="22.174cm" svg:x="1.905cm" svg:y="2.883cm">
          <draw:image xlink:href="../sheets/10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7.78cm" svg:height="22.174cm" svg:x="1.905cm" svg:y="2.883cm">
          <draw:image xlink:href="../sheets/1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3:36:22.432000000</meta:creation-date>
    <dc:date>2020-07-07T12:29:08.279000000</dc:date>
    <meta:editing-duration>PT1H37M56S</meta:editing-duration>
    <meta:editing-cycles>20</meta:editing-cycles>
    <meta:generator>LibreOffice/6.2.3.2$Windows_X86_64 LibreOffice_project/aecc05fe267cc68dde00352a451aa867b3b546ac</meta:generator>
    <meta:print-date>2020-07-05T18:33:21.213000000</meta:print-date>
    <meta:document-statistic meta:object-count="11"/>
  </office:meta>
</office:document-meta>
</file>